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"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"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0"/>
          <table:table-cell table:style-name="ce6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31])" office:value-type="float" office:value="88" calcext:value-type="float">
            <text:p>88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2:58:35.150688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16T12:59:06.275980030</dc:date>
    <meta:editing-duration>PT7H20M56S</meta:editing-duration>
    <meta:editing-cycles>42</meta:editing-cycles>
    <meta:generator>LibreOffice/7.0.1.2$Linux_X86_64 LibreOffice_project/00$Build-2</meta:generator>
    <meta:document-statistic meta:table-count="1" meta:cell-count="127" meta:object-count="0"/>
  </office:meta>
</office:document-meta>
</file>